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3.1591in"/>
    </style:style>
    <style:style style:name="co4" style:family="table-column">
      <style:table-column-properties fo:break-before="auto" style:column-width="2.1429in"/>
    </style:style>
    <style:style style:name="co5" style:family="table-column">
      <style:table-column-properties fo:break-before="auto" style:column-width="3.3882in"/>
    </style:style>
    <style:style style:name="co6" style:family="table-column">
      <style:table-column-properties fo:break-before="auto" style:column-width="3.5307in"/>
    </style:style>
    <style:style style:name="co7" style:family="table-column">
      <style:table-column-properties fo:break-before="auto" style:column-width="5.518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3">
          <table:table-cell table:style-name="ce1" office:value-type="string">
            <text:p>Test ID</text:p>
          </table:table-cell>
          <table:table-cell table:style-name="ce1" office:value-type="string">
            <text:p>Precondition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est Data</text:p>
          </table:table-cell>
          <table:table-cell office:value-type="string">
            <text:p><text:span text:style-name="T1">Expected</text:span> <text:span text:style-name="T1">Result</text:span>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Status</text:p>
          </table:table-cell>
        </table:table-row>
        <table:table-row table:style-name="ro2">
          <table:table-cell office:value-type="string">
            <text:p>TC_001</text:p>
          </table:table-cell>
          <table:table-cell office:value-type="string">
            <text:p>Log in page</text:p>
          </table:table-cell>
          <table:table-cell office:value-type="string">
            <text:p>Name and password</text:p>
          </table:table-cell>
          <table:table-cell office:value-type="string">
            <text:p>Valid name and valid password</text:p>
          </table:table-cell>
          <table:table-cell office:value-type="string">
            <text:p>Log in successful</text:p>
          </table:table-cell>
          <table:table-cell office:value-type="string">
            <text:p>Enter <text:s/>name and <text:s/>password click on log in button </text:p>
          </table:table-cell>
          <table:table-cell office:value-type="string">
            <text:p>Log in successful only in chrome,but in internet explorer and Mozilla <text:s/>was not working</text:p>
          </table:table-cell>
          <table:table-cell office:value-type="string">
            <text:p>partial</text:p>
          </table:table-cell>
        </table:table-row>
        <table:table-row table:style-name="ro2">
          <table:table-cell office:value-type="string">
            <text:p>TC_002</text:p>
          </table:table-cell>
          <table:table-cell office:value-type="string">
            <text:p>Log in page</text:p>
          </table:table-cell>
          <table:table-cell office:value-type="string">
            <text:p>Name and password</text:p>
          </table:table-cell>
          <table:table-cell office:value-type="string">
            <text:p>Invalid name and valid password</text:p>
          </table:table-cell>
          <table:table-cell office:value-type="string">
            <text:p>Log in unsuccessful</text:p>
          </table:table-cell>
          <table:table-cell office:value-type="string">
            <text:p>Enter <text:s/>name and <text:s/>password click on log in button </text:p>
          </table:table-cell>
          <table:table-cell office:value-type="string">
            <text:p>You have left 2 attempts;</text:p>
          </table:table-cell>
          <table:table-cell office:value-type="string">
            <text:p>pass</text:p>
          </table:table-cell>
        </table:table-row>
        <table:table-row table:style-name="ro2">
          <table:table-cell office:value-type="string">
            <text:p>TC_003</text:p>
          </table:table-cell>
          <table:table-cell office:value-type="string">
            <text:p>Log in page</text:p>
          </table:table-cell>
          <table:table-cell office:value-type="string">
            <text:p>Name and password</text:p>
          </table:table-cell>
          <table:table-cell office:value-type="string">
            <text:p>Valid name and invalid password</text:p>
          </table:table-cell>
          <table:table-cell office:value-type="string">
            <text:p>Log in unsuccessful</text:p>
          </table:table-cell>
          <table:table-cell office:value-type="string">
            <text:p>Enter <text:s/>name and <text:s/>password click on log in button </text:p>
          </table:table-cell>
          <table:table-cell office:value-type="string">
            <text:p>You have left 2 attempts;</text:p>
          </table:table-cell>
          <table:table-cell office:value-type="string">
            <text:p>pass</text:p>
          </table:table-cell>
        </table:table-row>
        <table:table-row table:style-name="ro2">
          <table:table-cell office:value-type="string">
            <text:p>TC_004</text:p>
          </table:table-cell>
          <table:table-cell office:value-type="string">
            <text:p>Log in page</text:p>
          </table:table-cell>
          <table:table-cell office:value-type="string">
            <text:p>Name and password</text:p>
          </table:table-cell>
          <table:table-cell office:value-type="string">
            <text:p>Blank</text:p>
          </table:table-cell>
          <table:table-cell office:value-type="string">
            <text:p>Log in unsuccessful</text:p>
          </table:table-cell>
          <table:table-cell office:value-type="string">
            <text:p>Enter <text:s/>name and <text:s/>password click on log in button </text:p>
          </table:table-cell>
          <table:table-cell office:value-type="string">
            <text:p>You have left 2 attempts;</text:p>
          </table:table-cell>
          <table:table-cell office:value-type="string">
            <text:p>pass</text:p>
          </table:table-cell>
        </table:table-row>
        <table:table-row table:style-name="ro2">
          <table:table-cell office:value-type="string">
            <text:p>TC_005</text:p>
          </table:table-cell>
          <table:table-cell office:value-type="string">
            <text:p>Log in page</text:p>
          </table:table-cell>
          <table:table-cell office:value-type="string">
            <text:p>Name and password</text:p>
          </table:table-cell>
          <table:table-cell office:value-type="string">
            <text:p>Special character </text:p>
          </table:table-cell>
          <table:table-cell office:value-type="string">
            <text:p>Log in unsuccessful</text:p>
          </table:table-cell>
          <table:table-cell office:value-type="string">
            <text:p>Enter <text:s/>name and <text:s/>password click on log in button </text:p>
          </table:table-cell>
          <table:table-cell office:value-type="string">
            <text:p>You have left 2 attempts;</text:p>
          </table:table-cell>
          <table:table-cell office:value-type="string">
            <text:p>pass</text:p>
          </table:table-cell>
        </table:table-row>
        <table:table-row table:style-name="ro2">
          <table:table-cell office:value-type="string">
            <text:p>TC_006</text:p>
          </table:table-cell>
          <table:table-cell office:value-type="string">
            <text:p>Apply leave </text:p>
          </table:table-cell>
          <table:table-cell office:value-type="string">
            <text:p>user should be logged in to the apply leave page</text:p>
          </table:table-cell>
          <table:table-cell office:value-type="string">
            <text:p>Within the limit</text:p>
          </table:table-cell>
          <table:table-cell office:value-type="string">
            <text:p>Leave information displayed on the screen </text:p>
          </table:table-cell>
          <table:table-cell office:value-type="string">
            <text:p>Select dates from calender click on apply leave button</text:p>
          </table:table-cell>
          <table:table-cell office:value-type="string">
            <text:p>from date ,to date, number of days </text:p>
          </table:table-cell>
          <table:table-cell office:value-type="string">
            <text:p>pass</text:p>
          </table:table-cell>
        </table:table-row>
        <table:table-row table:style-name="ro2">
          <table:table-cell office:value-type="string">
            <text:p>TC_007</text:p>
          </table:table-cell>
          <table:table-cell office:value-type="string">
            <text:p>Apply leave </text:p>
          </table:table-cell>
          <table:table-cell office:value-type="string">
            <text:p>user should be logged in to the apply leave page</text:p>
          </table:table-cell>
          <table:table-cell office:value-type="string">
            <text:p>Exceed the limit</text:p>
          </table:table-cell>
          <table:table-cell office:value-type="string">
            <text:p>Enter appropriate data</text:p>
          </table:table-cell>
          <table:table-cell office:value-type="string">
            <text:p>Select dates from calender click on apply leave button</text:p>
          </table:table-cell>
          <table:table-cell office:value-type="string">
            <text:p>from date ,to date, number of days </text:p>
          </table:table-cell>
          <table:table-cell office:value-type="string">
            <text:p>fail</text:p>
          </table:table-cell>
        </table:table-row>
        <table:table-row table:style-name="ro2">
          <table:table-cell office:value-type="string">
            <text:p>TC_008</text:p>
          </table:table-cell>
          <table:table-cell office:value-type="string">
            <text:p>Apply leave </text:p>
          </table:table-cell>
          <table:table-cell office:value-type="string">
            <text:p>user should be logged in to the apply leave page</text:p>
          </table:table-cell>
          <table:table-cell office:value-type="string">
            <text:p>from date is greater than to date</text:p>
          </table:table-cell>
          <table:table-cell office:value-type="string">
            <text:p>error message </text:p>
          </table:table-cell>
          <table:table-cell office:value-type="string">
            <text:p>enter to date before from date</text:p>
          </table:table-cell>
          <table:table-cell office:value-type="string">
            <text:p>from date should be greater than to date</text:p>
          </table:table-cell>
          <table:table-cell office:value-type="string">
            <text:p>pass</text:p>
          </table:table-cell>
        </table:table-row>
        <table:table-row table:style-name="ro2">
          <table:table-cell office:value-type="string">
            <text:p>TC_009</text:p>
          </table:table-cell>
          <table:table-cell office:value-type="string">
            <text:p>Apply leave </text:p>
          </table:table-cell>
          <table:table-cell office:value-type="string">
            <text:p>user should be logged in to the apply leave page</text:p>
          </table:table-cell>
          <table:table-cell office:value-type="string">
            <text:p>only from date</text:p>
          </table:table-cell>
          <table:table-cell office:value-type="string">
            <text:p>Enter appropriate data</text:p>
          </table:table-cell>
          <table:table-cell office:value-type="string">
            <text:p>Select only from date</text:p>
          </table:table-cell>
          <table:table-cell office:value-type="string">
            <text:p>date field is blank</text:p>
          </table:table-cell>
          <table:table-cell office:value-type="string">
            <text:p>pass</text:p>
          </table:table-cell>
        </table:table-row>
        <table:table-row table:style-name="ro2">
          <table:table-cell office:value-type="string">
            <text:p>TC_010</text:p>
          </table:table-cell>
          <table:table-cell office:value-type="string">
            <text:p>Apply leave </text:p>
          </table:table-cell>
          <table:table-cell office:value-type="string">
            <text:p>user should be logged in to the apply leave page</text:p>
          </table:table-cell>
          <table:table-cell office:value-type="string">
            <text:p>only to date</text:p>
          </table:table-cell>
          <table:table-cell office:value-type="string">
            <text:p>Enter appropriate data</text:p>
          </table:table-cell>
          <table:table-cell office:value-type="string">
            <text:p>Select only to date</text:p>
          </table:table-cell>
          <table:table-cell office:value-type="string">
            <text:p>date field is blank</text:p>
          </table:table-cell>
          <table:table-cell office:value-type="string">
            <text:p>pass</text:p>
          </table:table-cell>
        </table:table-row>
        <table:table-row table:style-name="ro2">
          <table:table-cell office:value-type="string">
            <text:p>TC_011</text:p>
          </table:table-cell>
          <table:table-cell office:value-type="string">
            <text:p>Apply leave </text:p>
          </table:table-cell>
          <table:table-cell office:value-type="string">
            <text:p>user should be logged in to the apply leave page</text:p>
          </table:table-cell>
          <table:table-cell office:value-type="string">
            <text:p>Half day leave</text:p>
          </table:table-cell>
          <table:table-cell office:value-type="string">
            <text:p>screen should appear to select half or full day leave </text:p>
          </table:table-cell>
          <table:table-cell office:value-type="string">
            <text:p>select same date</text:p>
          </table:table-cell>
          <table:table-cell office:value-type="string">
            <text:p>from date,to date,number of days</text:p>
          </table:table-cell>
          <table:table-cell office:value-type="string">
            <text:p>fail</text:p>
          </table:table-cell>
        </table:table-row>
        <table:table-row table:style-name="ro2">
          <table:table-cell office:value-type="string">
            <text:p>TC_012</text:p>
          </table:table-cell>
          <table:table-cell office:value-type="string">
            <text:p>List of holiday</text:p>
          </table:table-cell>
          <table:table-cell office:value-type="string">
            <text:p>list of holiday button</text:p>
          </table:table-cell>
          <table:table-cell office:value-type="string">
            <text:p>list of holiday</text:p>
          </table:table-cell>
          <table:table-cell office:value-type="string">
            <text:p>Display the holidays in current year</text:p>
          </table:table-cell>
          <table:table-cell office:value-type="string">
            <text:p>Click on list of holiday button</text:p>
          </table:table-cell>
          <table:table-cell office:value-type="string">
            <text:p>displayed list of holidays in 2017 </text:p>
          </table:table-cell>
          <table:table-cell office:value-type="string">
            <text:p>fail</text:p>
          </table:table-cell>
        </table:table-row>
        <table:table-row table:style-name="ro2">
          <table:table-cell office:value-type="string">
            <text:p>TC_013</text:p>
          </table:table-cell>
          <table:table-cell office:value-type="string">
            <text:p>Log out</text:p>
          </table:table-cell>
          <table:table-cell office:value-type="string">
            <text:p>Log out button</text:p>
          </table:table-cell>
          <table:table-cell office:value-type="string">
            <text:p>button</text:p>
          </table:table-cell>
          <table:table-cell office:value-type="string">
            <text:p>log out from the page</text:p>
          </table:table-cell>
          <table:table-cell office:value-type="string">
            <text:p>Click on log out button</text:p>
          </table:table-cell>
          <table:table-cell office:value-type="string">
            <text:p>log out successful </text:p>
          </table:table-cell>
          <table:table-cell office:value-type="string">
            <text:p>pas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01/29/2019</text:date>, <text:time>15:5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un bhat</meta:initial-creator>
    <meta:creation-date>2019-01-29T09:09:03.39</meta:creation-date>
    <dc:date>2019-01-29T15:57:07.30</dc:date>
    <dc:creator>arun bhat</dc:creator>
    <meta:editing-duration>PT6H23M30S</meta:editing-duration>
    <meta:editing-cycles>3</meta:editing-cycles>
    <meta:generator>OpenOffice/4.1.1$Win32 OpenOffice.org_project/411m6$Build-9775</meta:generator>
    <meta:document-statistic meta:table-count="3" meta:cell-count="112" meta:object-count="0"/>
  </office:meta>
</office:document-meta>
</file>